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0000004004A3F0ED0C0F5A9CA.png" manifest:media-type="image/png"/>
  <manifest:file-entry manifest:full-path="Pictures/1000000100000289000001DFB21F81A0FF09838E.png" manifest:media-type="image/png"/>
  <manifest:file-entry manifest:full-path="Pictures/10000001000001880000028001D3FE159747A4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89cm)" draw:image-opacity="100%" style:mirror="none"/>
    </style:style>
    <style:style style:name="gr2" style:family="graphic" style:parent-style-name="standard">
      <style:graphic-properties draw:stroke="solid" svg:stroke-width="0.081cm" svg:stroke-color="#50200c" draw:marker-start="" draw:marker-start-width="0.381cm" draw:marker-start-center="false" draw:marker-end="" draw:marker-end-width="0.381cm" draw:marker-end-center="false" draw:stroke-linejoin="miter" draw:fill="gradient" draw:fill-color="#ff9966" draw:fill-gradient-name="Gradient_20_276" draw:gradient-step-count="0" draw:textarea-horizontal-align="center" draw:textarea-vertical-align="middle" draw:auto-grow-height="false" draw:fit-to-size="false" style:shrink-to-fit="false" fo:min-height="8.167cm" fo:min-width="16.204cm" fo:padding-top="0.157cm" fo:padding-bottom="0.157cm" fo:padding-left="0.277cm" fo:padding-right="0.277cm" fo:wrap-option="wrap" draw:shadow="visible" draw:shadow-offset-x="0cm" draw:shadow-offset-y="0.141cm" draw:shadow-color="#800080" draw:shadow-opacity="50%" loext:glow-radius="0.141cm" loext:glow-transparency="0%" loext:softedge-radius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81cm" svg:stroke-color="#50200c" draw:marker-start="" draw:marker-start-width="0.381cm" draw:marker-start-center="false" draw:marker-end="" draw:marker-end-width="0.381cm" draw:marker-end-center="false" draw:stroke-linejoin="miter" draw:fill="gradient" draw:fill-color="#ff9966" draw:fill-gradient-name="Gradient_20_276" draw:gradient-step-count="0" draw:textarea-horizontal-align="center" draw:textarea-vertical-align="middle" draw:auto-grow-height="false" draw:fit-to-size="false" style:shrink-to-fit="false" fo:min-height="8.139cm" fo:min-width="16.176cm" fo:padding-top="0.157cm" fo:padding-bottom="0.157cm" fo:padding-left="0.277cm" fo:padding-right="0.277cm" fo:wrap-option="wrap" draw:shadow="visible" draw:shadow-offset-x="0cm" draw:shadow-offset-y="0.141cm" draw:shadow-color="#800080" draw:shadow-opacity="50%" loext:glow-radius="0.141cm" loext:glow-transparency="0%" loext:softedge-radius="0cm"/>
      <style:paragraph-properties style:writing-mode="lr-tb"/>
    </style:style>
    <style:style style:name="gr6" style:family="graphic" style:parent-style-name="standard">
      <style:graphic-properties draw:stroke="none" draw:fill="gradient" draw:fill-color="#000000" draw:fill-gradient-name="Gradient_20_278" draw:textarea-horizontal-align="justify" draw:textarea-vertical-align="middle" draw:auto-grow-height="false" fo:min-height="8.222cm" fo:min-width="0.516cm" loext:softedge-radius="0.141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3" style:family="paragraph">
      <loext:graphic-properties draw:fill="gradient" draw:fill-color="#ff9966" draw:fill-gradient-name="Gradient_20_276" draw:gradient-step-count="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color="#000000" draw:fill-gradient-name="Gradient_20_278"/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15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746cm" svg:height="12.881cm" svg:x="7.511cm" svg:y="1.019cm">
          <draw:image xlink:href="Pictures/1000000100000400000004004A3F0ED0C0F5A9CA.png" xlink:type="simple" xlink:show="embed" xlink:actuate="onLoad" draw:mime-type="image/png">
            <text:p/>
          </draw:image>
        </draw:frame>
        <draw:custom-shape draw:name="Green-to-blue 1" draw:style-name="gr2" draw:text-style-name="P3" draw:layer="layout" svg:width="16.729cm" svg:height="8.452cm" svg:x="6.22cm" svg:y="10.706cm">
          <text:p text:style-name="P2"><text:span text:style-name="T1"/></text:p>
          <text:p text:style-name="P2"><text:span text:style-name="T1">We did it 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-135.138539643306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1.447cm" svg:height="8.448cm" svg:x="8.313cm" svg:y="3.239cm">
          <draw:image xlink:href="Pictures/1000000100000289000001DFB21F81A0FF09838E.png" xlink:type="simple" xlink:show="embed" xlink:actuate="onLoad" draw:mime-type="image/png">
            <text:p/>
          </draw:image>
        </draw:frame>
        <draw:custom-shape draw:name="Green-to-blue 3" draw:style-name="gr5" draw:text-style-name="P3" draw:layer="layout" svg:width="16.729cm" svg:height="8.452cm" svg:x="5.92cm" svg:y="9.506cm">
          <text:p text:style-name="P2"><text:span text:style-name="T1"/></text:p>
          <text:p text:style-name="P2"><text:span text:style-name="T1">BONK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-135.138539643306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presentation:notes draw:style-name="dp1">
          <office:forms form:automatic-focus="false" form:apply-design-mode="false"/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name="Green-to-blue 2" draw:style-name="gr5" draw:text-style-name="P3" draw:layer="layout" svg:width="16.729cm" svg:height="8.452cm" svg:x="5.956cm" svg:y="11.104cm">
          <text:p text:style-name="P2"><text:span text:style-name="T1">WHOOSH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arch-up-curve" draw:modifiers="-127.546753987508" draw:enhanced-path="W 0 0 21600 21600 ?f2 ?f3 ?f4 ?f3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handle draw:handle-position="10800 $0" draw:handle-polar="10800 10800"/>
          </draw:enhanced-geometry>
        </draw:custom-shape>
        <draw:custom-shape draw:style-name="gr6" draw:text-style-name="P6" draw:layer="layout" svg:width="0.516cm" svg:height="8.222cm" draw:transform="rotate (0.0764454212373516) translate (10.997cm 1.28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458847060349309) translate (5.015cm 3.593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251851011062782) translate (7.393cm 2.148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126012771993991) translate (9.495cm 1.319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16cm" svg:height="8.221cm" draw:transform="rotate (0.0830776723949301) translate (15.971cm 0.8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0.517cm" svg:height="8.222cm" draw:transform="rotate (0.458847060349309) translate (19.016cm 3.093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251851011062782) translate (17.788cm 1.948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126012771993991) translate (16.894cm 1.219cm)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6" draw:layer="layout" svg:width="0.516cm" svg:height="8.222cm" svg:x="13.11cm" svg:y="0.9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0.516cm" svg:height="8.222cm" draw:transform="rotate (0.0287979326579064) translate (14.891cm 0.963cm)">
          <text:p/>
          <draw:enhanced-geometry svg:viewBox="0 0 21600 21600" draw:mirror-horizontal="true" draw:type="rectangle" draw:enhanced-path="M 0 0 L 21600 0 21600 21600 0 21600 0 0 Z N"/>
        </draw:custom-shape>
        <draw:frame draw:style-name="gr7" draw:text-style-name="P1" draw:layer="layout" svg:width="6.496cm" svg:height="10.607cm" svg:x="10.646cm" svg:y="0.376cm">
          <draw:image xlink:href="Pictures/10000001000001880000028001D3FE159747A48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76" draw:display-name="Gradient 276" draw:style="linear" draw:start-color="#ff8000" draw:end-color="#ff0000" draw:start-intensity="100%" draw:end-intensity="100%" draw:angle="0deg" draw:border="0%"/>
    <draw:gradient draw:name="Gradient_20_278" draw:display-name="Gradient 278" draw:style="linear" draw:start-color="#000000" draw:end-color="#cccccc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03cm" draw:shadow-offset-y="0.203cm" draw:shadow-color="#808080" draw:start-line-spacing-vertical="0cm" draw:end-line-spacing-vertical="0cm" draw:line-distance="0cm" draw:guide-overhang="0cm" draw:guide-distance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fo:padding-top="0cm" fo:padding-bottom="0cm" fo:padding-left="0cm" fo:padding-right="0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1.6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2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.0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6cm" svg:height="2.632cm" svg:x="1.398cm" svg:y="0.626cm" presentation:class="title" presentation:placeholder="true">
        <draw:text-box/>
      </draw:frame>
      <draw:frame presentation:style-name="Default-outline1" draw:layer="backgroundobjects" svg:width="25.196cm" svg:height="9.136cm" svg:x="1.398cm" svg:y="3.679cm" presentation:class="outline" presentation:placeholder="true">
        <draw:text-box/>
      </draw:frame>
      <draw:frame presentation:style-name="Mpr1" draw:text-style-name="MP2" draw:layer="backgroundobjects" svg:width="6.525cm" svg:height="1.089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9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5cm" svg:height="1.089cm" svg:x="20.069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4T16:17:16.320000000</meta:creation-date>
    <dc:date>2025-02-15T10:15:47.019000000</dc:date>
    <meta:editing-duration>PT15H54M46S</meta:editing-duration>
    <meta:editing-cycles>194</meta:editing-cycles>
    <meta:generator>LibreOffice/7.4.3.2$Windows_x86 LibreOffice_project/1048a8393ae2eeec98dff31b5c133c5f1d08b890</meta:generator>
    <meta:document-statistic meta:object-count="43"/>
  </office:meta>
</office:document-meta>
</file>